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63be7" officeooo:paragraph-rsid="00163be7" style:font-weight-asian="bold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14.446cm"/>
        </style:tab-stops>
      </style:paragraph-properties>
      <style:text-properties fo:font-weight="bold" officeooo:rsid="00163be7" officeooo:paragraph-rsid="00163be7" style:font-weight-asian="bold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14.446cm"/>
        </style:tab-stops>
      </style:paragraph-properties>
      <style:text-properties fo:font-weight="bold" officeooo:rsid="0016abf0" officeooo:paragraph-rsid="0016abf0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>
        <style:tab-stops>
          <style:tab-stop style:position="14.446cm"/>
        </style:tab-stops>
      </style:paragraph-properties>
      <style:text-properties fo:font-weight="normal" officeooo:rsid="00163be7" officeooo:paragraph-rsid="00163be7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>
        <style:tab-stops>
          <style:tab-stop style:position="14.446cm"/>
        </style:tab-stops>
      </style:paragraph-properties>
      <style:text-properties officeooo:paragraph-rsid="00163be7"/>
    </style:style>
    <style:style style:name="P6" style:family="paragraph" style:parent-style-name="Standard" style:list-style-name="L1">
      <style:paragraph-properties fo:text-align="start" style:justify-single-word="false">
        <style:tab-stops>
          <style:tab-stop style:position="14.446cm"/>
        </style:tab-stops>
      </style:paragraph-properties>
      <style:text-properties officeooo:paragraph-rsid="0017ade0"/>
    </style:style>
    <style:style style:name="P7" style:family="paragraph" style:parent-style-name="Standard" style:list-style-name="L1">
      <style:paragraph-properties fo:text-align="start" style:justify-single-word="false">
        <style:tab-stops>
          <style:tab-stop style:position="14.446cm"/>
        </style:tab-stops>
      </style:paragraph-properties>
      <style:text-properties officeooo:rsid="00163be7" officeooo:paragraph-rsid="00163be7"/>
    </style:style>
    <style:style style:name="P8" style:family="paragraph" style:parent-style-name="Standard" style:list-style-name="L1">
      <style:paragraph-properties fo:text-align="start" style:justify-single-word="false">
        <style:tab-stops>
          <style:tab-stop style:position="14.446cm"/>
        </style:tab-stops>
      </style:paragraph-properties>
      <style:text-properties officeooo:rsid="0016abf0" officeooo:paragraph-rsid="0016abf0"/>
    </style:style>
    <style:style style:name="P9" style:family="paragraph" style:parent-style-name="Standard" style:list-style-name="L1">
      <style:paragraph-properties fo:text-align="start" style:justify-single-word="false">
        <style:tab-stops>
          <style:tab-stop style:position="14.446cm"/>
        </style:tab-stops>
      </style:paragraph-properties>
      <style:text-properties officeooo:rsid="0017ade0" officeooo:paragraph-rsid="0017ade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3be7" style:font-weight-asian="normal" style:font-weight-complex="normal"/>
    </style:style>
    <style:style style:name="T3" style:family="text">
      <style:text-properties fo:font-weight="normal" officeooo:rsid="0016abf0" style:font-weight-asian="normal" style:font-weight-complex="normal"/>
    </style:style>
    <style:style style:name="T4" style:family="text">
      <style:text-properties fo:font-weight="normal" officeooo:rsid="0017ade0" style:font-weight-asian="normal" style:font-weight-complex="normal"/>
    </style:style>
    <style:style style:name="T5" style:family="text">
      <style:text-properties officeooo:rsid="0017ade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APHICS AND ANIMATION TOOLS</text:p>
      <text:p text:style-name="P1">EXPERIMENT 10</text:p>
      <text:p text:style-name="P2">BUILDING/ SKYSCRAPER in BLENDER</text:p>
      <text:p text:style-name="P2"/>
      <text:list xml:id="list1782712575" text:style-name="L1">
        <text:list-item>
          <text:p text:style-name="P4">Create a plane and extrude it upwards to create a cubiod like surface.</text:p>
        </text:list-item>
        <text:list-item>
          <text:p text:style-name="P4">Inset it and Extrude the new face upwards to create the upper region of the building.</text:p>
        </text:list-item>
        <text:list-item>
          <text:p text:style-name="P4">At the roof select the roof inset it and extrude it a bit downwards to create the terrace.</text:p>
        </text:list-item>
        <text:list-item>
          <text:p text:style-name="P5"><text:span text:style-name="T2">Add any signal antenna or any kind of strike temination device on the top if needed by using circle and loop cuts.</text:span></text:p>
        </text:list-item>
        <text:list-item>
          <text:p text:style-name="P8"><text:span text:style-name="T2">Y</text:span><text:span text:style-name="T1">ou can use bevel or extrude/intrude to change the angle/shape of the building as per your desire.</text:span></text:p>
        </text:list-item>
        <text:list-item>
          <text:p text:style-name="P7"><text:span text:style-name="T1">On the main Upper region Use subdivide on the faces to create window surface</text:span><text:span text:style-name="T3">s on the building.</text:span></text:p>
        </text:list-item>
        <text:list-item>
          <text:p text:style-name="P8"><text:span text:style-name="T1">Use Select Similar to select the all similar faces and create a material for them.</text:span></text:p>
        </text:list-item>
        <text:list-item>
          <text:p text:style-name="P8"><text:span text:style-name="T1">In the material we can add a transperent surface or a very shiny surface by maximum mettalic and minimum roughness.</text:span></text:p>
        </text:list-item>
        <text:list-item>
          <text:p text:style-name="P8"><text:span text:style-name="T1">Select the vertices of the subdivide faces and add a colored material to the edges as per the choice.</text:span></text:p>
        </text:list-item>
        <text:list-item>
          <text:p text:style-name="P8"><text:span text:style-name="T1">Color the base as per the choice.</text:span></text:p>
        </text:list-item>
        <text:list-item>
          <text:p text:style-name="P9"><text:span text:style-name="T1">Use two loop cuts on the base to create a rectangular face and delete the face to create the door.</text:span></text:p>
        </text:list-item>
        <text:list-item>
          <text:p text:style-name="P6"><text:span text:style-name="T4">Add other additional textures and materials in the shading tab to create a better loop</text:span>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18:52:58.321899528</meta:creation-date>
    <dc:date>2020-11-30T19:19:08.664413274</dc:date>
    <meta:editing-duration>PT5M39S</meta:editing-duration>
    <meta:editing-cycles>1</meta:editing-cycles>
    <meta:document-statistic meta:table-count="0" meta:image-count="0" meta:object-count="0" meta:page-count="1" meta:paragraph-count="15" meta:word-count="221" meta:character-count="1165" meta:non-whitespace-character-count="971"/>
    <meta:generator>LibreOffice/6.4.5.2$Linux_X86_64 LibreOffice_project/40$Build-2</meta:generator>
  </office:meta>
</office:document-meta>
</file>